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5-01-10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30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21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15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08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13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7-10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10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12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0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09-2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08-01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04-1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7-02-08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6-12-02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6-10-18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6-08-0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6-04-19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6-02-02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6-01-06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5-10-21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5-09-10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5-06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5-04-20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5-02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4-12-29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4-10-02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4-08-0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4-06-03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4-04-0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4-02-28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3-12-30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3-10-29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3-08-20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3-06-2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3-04-25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3-02-2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3-01-11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2-10-24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2-08-2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2-05-21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2-02-21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1-12-05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1-10-04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1-08-05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1-06-0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1-04-11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1-02-07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0-12-08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0-10-05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0-08-0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0-06-08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0-04-12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10-02-16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9-12-08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9-10-05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9-08-1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9-06-30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9-04-2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9-02-17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8-12-17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8-10-10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8-08-05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8-06-11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8-04-08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8-02-19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7-12-1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7-10-3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7-09-13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7-09-07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7-06-1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7-04-2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7-02-15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6-12-0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6-10-04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6-08-0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6-06-0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6-03-3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6-01-25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5-12-09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5-10-03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5-07-2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5-06-0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5-04-15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5-02-10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4-12-10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4-10-2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4-08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4-06-21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4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4-04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4-02-0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3-12-15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3-10-02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3-08-0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3-06-04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3-04-0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3-03-1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2-12-0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2-10-0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2-08-3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2-08-0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2-06-2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2-06-03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2-05-0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2-03-29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2-02-2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2-02-0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1-12-06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1-11-1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1-10-09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1-08-27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1-08-07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1-06-06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1-05-0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1-04-05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1-02-0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1-01-0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0-12-0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0-10-1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0-09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0-08-1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0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0-03-2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2000-02-1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9-12-01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9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5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4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4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3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3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3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3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3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1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1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1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1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1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0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0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0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9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89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89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89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89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89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8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89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3040401</text:p>
          </table:table-cell>
          <table:table-cell office:value-type="string" calcext:value-type="string">
            <text:p>198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8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476" meta:object-count="0"/>
    <meta:user-defined meta:name="AppVersion">3.0</meta:user-defined>
  </office:meta>
</office:document-meta>
</file>